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2b2b2b"/>
      <style:paragraph-properties fo:background-color="#2b2b2b" fo:padding="0in" fo:border="none"/>
      <style:text-properties fo:color="#a9b7c6" loext:opacity="100%" style:font-name="JetBrains Mono" fo:font-size="10pt" fo:font-style="normal" fo:font-weight="normal" officeooo:paragraph-rsid="00091b17" style:font-size-asian="10pt" style:font-style-asian="normal" style:font-weight-asian="normal"/>
    </style:style>
    <style:style style:name="P2" style:family="paragraph" style:parent-style-name="Preformatted_20_Text">
      <style:text-properties officeooo:paragraph-rsid="0012cccf"/>
    </style:style>
    <style:style style:name="P3" style:family="paragraph" style:parent-style-name="Standard">
      <style:text-properties officeooo:rsid="000eb347" officeooo:paragraph-rsid="0012cccf"/>
    </style:style>
    <style:style style:name="P4" style:family="paragraph" style:parent-style-name="Standard">
      <style:text-properties officeooo:paragraph-rsid="0012cccf"/>
    </style:style>
    <style:style style:name="P5" style:family="paragraph" style:parent-style-name="Standard">
      <style:text-properties officeooo:paragraph-rsid="001314e8"/>
    </style:style>
    <style:style style:name="P6" style:family="paragraph" style:parent-style-name="Standard">
      <style:text-properties officeooo:paragraph-rsid="0014d57b"/>
    </style:style>
    <style:style style:name="P7" style:family="paragraph" style:parent-style-name="Standard">
      <style:text-properties fo:color="#5983b0" loext:opacity="100%"/>
    </style:style>
    <style:style style:name="P8" style:family="paragraph" style:parent-style-name="Standard">
      <style:text-properties officeooo:rsid="000eb347" officeooo:paragraph-rsid="0012cccf"/>
    </style:style>
    <style:style style:name="P9" style:family="paragraph" style:parent-style-name="Standard">
      <style:text-properties officeooo:rsid="000eb347" officeooo:paragraph-rsid="00173362"/>
    </style:style>
    <style:style style:name="P10" style:family="paragraph" style:parent-style-name="Standard">
      <style:text-properties officeooo:paragraph-rsid="0012cccf"/>
    </style:style>
    <style:style style:name="P11" style:family="paragraph" style:parent-style-name="Standard">
      <loext:graphic-properties draw:fill="solid" draw:fill-color="#2b2b2b"/>
      <style:paragraph-properties fo:background-color="#2b2b2b"/>
      <style:text-properties officeooo:paragraph-rsid="0012cccf"/>
    </style:style>
    <style:style style:name="P12" style:family="paragraph" style:parent-style-name="Standard">
      <style:text-properties officeooo:paragraph-rsid="0014d57b"/>
    </style:style>
    <style:style style:name="P13" style:family="paragraph" style:parent-style-name="Standard">
      <style:text-properties officeooo:rsid="000e7e0e" officeooo:paragraph-rsid="0012cccf"/>
    </style:style>
    <style:style style:name="P14" style:family="paragraph" style:parent-style-name="Standard">
      <style:text-properties officeooo:paragraph-rsid="0016c9e2"/>
    </style:style>
    <style:style style:name="P15" style:family="paragraph" style:parent-style-name="Standard">
      <loext:graphic-properties draw:fill="solid" draw:fill-color="#2b2b2b"/>
      <style:paragraph-properties fo:background-color="#2b2b2b" fo:padding="0in" fo:border="none"/>
      <style:text-properties fo:color="#a9b7c6" loext:opacity="100%" style:font-name="JetBrains Mono" fo:font-size="10pt" fo:font-style="normal" fo:font-weight="normal" officeooo:paragraph-rsid="00091b17" style:font-size-asian="10pt" style:font-style-asian="normal" style:font-weight-asian="normal"/>
    </style:style>
    <style:style style:name="P16" style:family="paragraph" style:parent-style-name="Standard">
      <loext:graphic-properties draw:fill="none" draw:fill-color="#2b2b2b"/>
      <style:paragraph-properties fo:background-color="transparent" fo:padding="0in" fo:border="none"/>
      <style:text-properties fo:color="#a9b7c6" loext:opacity="100%" style:font-name="JetBrains Mono" fo:font-size="10pt" fo:font-style="normal" fo:font-weight="normal" officeooo:paragraph-rsid="00091b17" style:font-size-asian="10pt" style:font-style-asian="normal" style:font-weight-asian="normal"/>
    </style:style>
    <style:style style:name="P17" style:family="paragraph" style:parent-style-name="Standard" style:master-page-name="">
      <loext:graphic-properties draw:fill="solid" draw:fill-color="#2b2b2b"/>
      <style:paragraph-properties style:page-number="auto" fo:background-color="#2b2b2b" fo:padding="0in" fo:border="none"/>
      <style:text-properties fo:color="#a9b7c6" loext:opacity="100%" style:font-name="JetBrains Mono" fo:font-size="10pt" fo:font-style="normal" fo:font-weight="normal" officeooo:paragraph-rsid="00091b17" style:font-size-asian="10pt" style:font-style-asian="normal" style:font-weight-asian="normal"/>
    </style:style>
    <style:style style:name="T1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cc7832" loext:opacity="100%"/>
    </style:style>
    <style:style style:name="T4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6897bb" loext:opacity="100%"/>
    </style:style>
    <style:style style:name="T9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6a8759" loext:opacity="100%"/>
    </style:style>
    <style:style style:name="T12" style:family="text">
      <style:text-properties officeooo:rsid="0010d35f"/>
    </style:style>
    <style:style style:name="T13" style:family="text">
      <style:text-properties officeooo:rsid="0012cccf"/>
    </style:style>
    <style:style style:name="T14" style:family="text">
      <style:text-properties officeooo:rsid="000eb529"/>
    </style:style>
    <style:style style:name="T15" style:family="text">
      <style:text-properties officeooo:rsid="000e7e0e"/>
    </style:style>
    <style:style style:name="T16" style:family="text">
      <style:text-properties officeooo:rsid="000eb347"/>
    </style:style>
    <style:style style:name="T17" style:family="text">
      <style:text-properties officeooo:rsid="0014d57b"/>
    </style:style>
    <style:style style:name="T18" style:family="text">
      <style:text-properties fo:color="#5983b0" loext:opacity="100%"/>
    </style:style>
    <style:style style:name="T19" style:family="text">
      <style:text-properties officeooo:rsid="00162b59"/>
    </style:style>
    <style:style style:name="T20" style:family="text">
      <style:text-properties fo:color="#aa4926" loext:opacity="100%"/>
    </style:style>
    <style:style style:name="T21" style:family="text">
      <style:text-properties fo:color="#bbb529" loext:opacity="100%"/>
    </style:style>
    <style:style style:name="T22" style:family="text">
      <style:text-properties fo:color="#ffc66d" loext:opacity="100%"/>
    </style:style>
    <style:style style:name="T23" style:family="text">
      <style:text-properties fo:color="#94558d" loext:opacity="100%" style:font-name="JetBrains Mono" fo:font-size="10pt" fo:font-style="normal" fo:font-weight="normal" style:font-size-asian="10pt" style:font-style-asian="normal" style:font-weight-asian="normal"/>
    </style:style>
    <style:style style:name="T24" style:family="text">
      <style:text-properties fo:color="#94558d" loext:opacity="100%"/>
    </style:style>
    <style:style style:name="T25" style:family="text">
      <style:text-properties fo:color="#b200b2" loext:opacity="100%" style:font-name="JetBrains Mono" fo:font-size="10pt" fo:font-style="normal" fo:font-weight="normal" style:font-size-asian="10pt" style:font-style-asian="normal" style:font-weight-asian="normal"/>
    </style:style>
    <style:style style:name="T26" style:family="text">
      <style:text-properties fo:color="#b200b2" loext:opacity="100%"/>
    </style:style>
    <style:style style:name="T27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28" style:family="text">
      <style:text-properties fo:color="#8888c6" loext:opacity="100%"/>
    </style:style>
    <style:style style:name="T29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30" style:family="text">
      <style:text-properties fo:color="#808080" loext:opacity="100%"/>
    </style:style>
    <style:style style:name="T31" style:family="text">
      <style:text-properties fo:color="#629755" loext:opacity="100%" fo:font-style="italic" style:font-style-asian="italic"/>
    </style:style>
    <style:style style:name="T32" style:family="text">
      <style:text-properties fo:color="#629755" loext:opacity="100%" fo:font-style="italic" fo:font-weight="bold" style:font-style-asian="italic" style:font-weight-asian="bold"/>
    </style:style>
    <style:style style:name="T33" style:family="text">
      <style:text-properties fo:color="#72737a" loext:opacity="100%"/>
    </style:style>
    <style:style style:name="T34" style:family="text">
      <style:text-properties fo:color="#a5c261" loext:opacity="100%" style:font-name="JetBrains Mono" fo:font-size="10pt" fo:font-style="normal" fo:font-weight="normal" style:font-size-asian="10pt" style:font-style-asian="normal" style:font-weight-asian="normal"/>
    </style:style>
    <style:style style:name="T35" style:family="text">
      <style:text-properties fo:color="#a5c261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Звіт</text:p>
      <text:p text:style-name="Standard">Лабораторна робота <text:span text:style-name="T19">3</text:span></text:p>
      <text:p text:style-name="Standard">ОБ’ЄКТНО-ОРІЄНТОВАНЕ ПРОГРАМУВАННЯ </text:p>
      <text:p text:style-name="Standard">Большаков Андрій MIT-31</text:p>
      <text:p text:style-name="Standard"><text:a xlink:type="simple" xlink:href="https://github.com/Utilka/OOP_labs_Univ" text:style-name="Internet_20_link" text:visited-style-name="Visited_20_Internet_20_Link"><text:span text:style-name="T18">https://github.com/Utilka/OOP_labs_Univ</text:span></text:a></text:p>
      <text:p text:style-name="P7"/>
      <text:p text:style-name="P4"/>
      <text:p text:style-name="P4"/>
      <text:p text:style-name="P13">АБСТРАКТНІ КЛАСИ</text:p>
      <text:p text:style-name="P13">Мета: ознайомитися з поняттям абстрактного класу, навчитися</text:p>
      <text:p text:style-name="P13">створювати абстрактні класи у Пайтон.</text:p>
      <text:p text:style-name="P13"/>
      <text:p text:style-name="P3"/>
      <text:p text:style-name="P3">Створити абстрактний клас Шифратор , який встановлює параметри шифрування, зашифровує та розшифровує повідомлення. Створити два похідні класи: Симетричний_шифратор, Асиметричний_шифратор, Шифратор_Віжинера. Створити клас-контейнер, який вміщуватиме шифратори з різними параметрами.Створити абстрактний клас Шифратор , який встановлює параметри шифрування, зашифровує та розшифровує повідомлення. Створити два похідні класи: Симетричний_шифратор, Асиметричний_шифратор, Шифратор_Віжинера. Створити клас-контейнер, який вміщуватиме шифратори з різними параметрами.</text:p>
      <text:p text:style-name="Standard"/>
      <text:p text:style-name="P1"><text:span text:style-name="T3">import </text:span>abc<text:line-break/><text:span text:style-name="T3">from </text:span>abc <text:span text:style-name="T3">import </text:span>ABCMeta<text:line-break/><text:line-break/><text:span text:style-name="T3">from </text:span>random <text:span text:style-name="T3">import </text:span>randrange<text:line-break/><text:line-break/><text:span text:style-name="T3">import </text:span>Crypto<text:line-break/><text:span text:style-name="T3">from </text:span>Crypto <text:span text:style-name="T3">import </text:span>Random<text:line-break/><text:span text:style-name="T3">from </text:span>Crypto.Random <text:span text:style-name="T3">import </text:span>get_random_bytes<text:line-break/><text:line-break/><text:span text:style-name="T3">from </text:span>Crypto.Cipher <text:span text:style-name="T3">import </text:span>AES<text:line-break/><text:span text:style-name="T3">from </text:span>Crypto.PublicKey <text:span text:style-name="T3">import </text:span>RSA<text:line-break/><text:span text:style-name="T3">from </text:span>Crypto.Cipher <text:span text:style-name="T3">import </text:span>PKCS1_OAEP<text:line-break/><text:line-break/><text:line-break/><text:span text:style-name="T3">class </text:span>MyCipher(<text:span text:style-name="T20">metaclass</text:span>=abc.ABCMeta):<text:line-break/><text:line-break/> <text:s text:c="3"/><text:span text:style-name="T21">@abc.abstractmethod</text:span><text:line-break/><text:span text:style-name="T21"> <text:s text:c="3"/></text:span><text:span text:style-name="T3">def </text:span><text:span text:style-name="T22">encrypt</text:span>(<text:span text:style-name="T24">self</text:span><text:span text:style-name="T3">, </text:span>clear_message):<text:line-break/> <text:s text:c="7"/><text:span text:style-name="T3">pass</text:span><text:line-break/><text:line-break/><text:span text:style-name="T3"> <text:s text:c="3"/></text:span><text:span text:style-name="T21">@abc.abstractmethod</text:span><text:line-break/><text:span text:style-name="T21"> <text:s text:c="3"/></text:span><text:span text:style-name="T3">def </text:span><text:span text:style-name="T22">decrypt</text:span>(<text:span text:style-name="T24">self</text:span><text:span text:style-name="T3">, </text:span>encrypted_message):<text:line-break/> <text:s text:c="7"/><text:span text:style-name="T3">pass</text:span><text:line-break/><text:line-break/><text:line-break/><text:span text:style-name="T3">class </text:span>MySymmetric(MyCipher<text:span text:style-name="T3">, </text:span><text:span text:style-name="T20">metaclass</text:span>=ABCMeta):<text:line-break/><text:line-break/> <text:s text:c="3"/><text:span text:style-name="T3">def </text:span><text:span text:style-name="T26">__init__</text:span>(<text:span text:style-name="T24">self</text:span><text:span text:style-name="T3">, </text:span>private_key):<text:line-break/> <text:s text:c="7"/><text:span text:style-name="T24">self</text:span>._private_key = private_key<text:line-break/><text:line-break/><text:line-break/><text:span text:style-name="T3">class </text:span>MyAsymmetric(MyCipher<text:span text:style-name="T3">, </text:span><text:span text:style-name="T20">metaclass</text:span>=ABCMeta):<text:line-break/><text:line-break/> <text:s text:c="3"/><text:span text:style-name="T3">def </text:span><text:span text:style-name="T26">__init__</text:span>(<text:span text:style-name="T24">self</text:span><text:span text:style-name="T3">, </text:span>private_key<text:span text:style-name="T3">, </text:span>public_key):<text:line-break/> <text:s text:c="7"/><text:span text:style-name="T24">self</text:span>._public_key = public_key<text:line-break/> <text:s text:c="7"/><text:span text:style-name="T24">self</text:span>._private_key = private_key<text:line-break/><text:soft-page-break/><text:line-break/><text:line-break/><text:span text:style-name="T3">class </text:span>MyAES(MySymmetric):<text:line-break/><text:line-break/> <text:s text:c="3"/><text:span text:style-name="T3">def </text:span><text:span text:style-name="T26">__init__</text:span>(<text:span text:style-name="T24">self</text:span><text:span text:style-name="T3">, </text:span>private_key=<text:span text:style-name="T3">None</text:span>):<text:line-break/> <text:s text:c="7"/><text:span text:style-name="T3">if </text:span>(private_key <text:span text:style-name="T3">is None</text:span>):<text:line-break/> <text:s text:c="11"/>private_key = <text:span text:style-name="T24">self</text:span>.generate_key()<text:line-break/><text:line-break/> <text:s text:c="7"/><text:span text:style-name="T28">super</text:span>().<text:span text:style-name="T26">__init__</text:span>(private_key)<text:line-break/><text:line-break/> <text:s text:c="3"/><text:span text:style-name="T21">@staticmethod</text:span><text:line-break/><text:span text:style-name="T21"> <text:s text:c="3"/></text:span><text:span text:style-name="T3">def </text:span><text:span text:style-name="T22">generate_key</text:span>(length=<text:span text:style-name="T8">16</text:span>):<text:line-break/> <text:s text:c="7"/>key = get_random_bytes(length)<text:line-break/> <text:s text:c="7"/><text:span text:style-name="T30"># key = b'Sixteen byte key'</text:span><text:line-break/><text:span text:style-name="T30"> <text:s text:c="7"/></text:span><text:span text:style-name="T3">return </text:span>key<text:line-break/><text:line-break/> <text:s text:c="3"/><text:span text:style-name="T3">def </text:span><text:span text:style-name="T22">encrypt</text:span>(<text:span text:style-name="T24">self</text:span><text:span text:style-name="T3">, </text:span>clear_message):<text:line-break/> <text:s text:c="7"/>cipher = AES.new(<text:span text:style-name="T24">self</text:span>._private_key<text:span text:style-name="T3">, </text:span>AES.MODE_EAX)<text:line-break/> <text:s text:c="7"/>nonce = cipher.nonce<text:line-break/> <text:s text:c="7"/>ciphertext<text:span text:style-name="T3">, </text:span>tag = cipher.encrypt_and_digest(clear_message)<text:line-break/> <text:s text:c="7"/><text:span text:style-name="T3">return </text:span>(nonce<text:span text:style-name="T3">, </text:span>ciphertext<text:span text:style-name="T3">, </text:span>tag)<text:line-break/><text:line-break/> <text:s text:c="3"/><text:span text:style-name="T3">def </text:span><text:span text:style-name="T22">decrypt</text:span>(<text:span text:style-name="T24">self</text:span><text:span text:style-name="T3">, </text:span>encrypted_message):<text:line-break/> <text:s text:c="7"/><text:span text:style-name="T31">"""</text:span><text:line-break/><text:line-break/><text:span text:style-name="T31"> <text:s text:c="7"/></text:span><text:span text:style-name="T32">:type</text:span><text:span text:style-name="T31"> encrypted_message: tuple (nonce,ciphertext,tag)</text:span><text:line-break/><text:span text:style-name="T31"> <text:s text:c="7"/>"""</text:span><text:line-break/><text:span text:style-name="T31"> <text:s text:c="7"/></text:span>nonce<text:span text:style-name="T3">, </text:span>ciphertext<text:span text:style-name="T3">, </text:span>tag = encrypted_message<text:line-break/><text:line-break/> <text:s text:c="7"/><text:span text:style-name="T33">key </text:span>= <text:span text:style-name="T35">b'Sixteen byte key'</text:span><text:line-break/><text:span text:style-name="T35"> <text:s text:c="7"/></text:span>cipher = AES.new(<text:span text:style-name="T24">self</text:span>._private_key<text:span text:style-name="T3">, </text:span>AES.MODE_EAX<text:span text:style-name="T3">, </text:span><text:span text:style-name="T20">nonce</text:span>=nonce)<text:line-break/> <text:s text:c="7"/>plaintext = cipher.decrypt(ciphertext)<text:line-break/> <text:s text:c="7"/><text:span text:style-name="T3">try</text:span>:<text:line-break/> <text:s text:c="11"/>cipher.verify(tag)<text:line-break/> <text:s text:c="11"/><text:span text:style-name="T3">return </text:span>plaintext<text:line-break/> <text:s text:c="7"/><text:span text:style-name="T3">except </text:span><text:span text:style-name="T28">ValueError</text:span>:<text:line-break/> <text:s text:c="11"/><text:span text:style-name="T28">print</text:span>(<text:span text:style-name="T11">"Key incorrect or message corrupted"</text:span>)<text:line-break/><text:line-break/><text:line-break/><text:span text:style-name="T3">class </text:span>MyRSA(MyAsymmetric):<text:line-break/><text:line-break/> <text:s text:c="3"/><text:span text:style-name="T3">def </text:span><text:span text:style-name="T26">__init__</text:span>(<text:span text:style-name="T24">self</text:span><text:span text:style-name="T3">, </text:span>private_key=<text:span text:style-name="T3">None, </text:span>public_key=<text:span text:style-name="T3">None</text:span>):<text:line-break/> <text:s text:c="7"/><text:span text:style-name="T3">if </text:span>(private_key <text:span text:style-name="T3">is None</text:span>):<text:line-break/> <text:s text:c="11"/>private_key = <text:span text:style-name="T24">self</text:span>.generate_key()<text:line-break/> <text:s text:c="7"/><text:span text:style-name="T3">if </text:span>(public_key <text:span text:style-name="T3">is None</text:span>):<text:line-break/> <text:s text:c="11"/>public_key = private_key.publickey()<text:line-break/><text:line-break/> <text:s text:c="7"/><text:span text:style-name="T28">super</text:span>().<text:span text:style-name="T26">__init__</text:span>(private_key<text:span text:style-name="T3">, </text:span>public_key)<text:line-break/><text:line-break/> <text:s text:c="3"/><text:span text:style-name="T21">@staticmethod</text:span><text:line-break/><text:span text:style-name="T21"> <text:s text:c="3"/></text:span><text:span text:style-name="T3">def </text:span><text:span text:style-name="T22">generate_key</text:span>(length=<text:span text:style-name="T8">4096</text:span>):<text:line-break/> <text:s text:c="7"/>private_key = RSA.generate(length)<text:line-break/> <text:s text:c="7"/><text:span text:style-name="T33">public_key </text:span>= private_key.publickey()<text:line-break/> <text:s text:c="7"/><text:span text:style-name="T3">return </text:span>private_key<text:line-break/><text:line-break/> <text:s text:c="3"/><text:span text:style-name="T3">def </text:span><text:span text:style-name="T22">encrypt</text:span>(<text:span text:style-name="T24">self</text:span><text:span text:style-name="T3">, </text:span>clear_message):<text:line-break/> <text:s text:c="7"/>encryptor = PKCS1_OAEP.new(<text:span text:style-name="T24">self</text:span>._public_key)<text:line-break/> <text:s text:c="7"/>encrypted = encryptor.encrypt(clear_message)<text:line-break/> <text:s text:c="7"/><text:span text:style-name="T3">return </text:span>encrypted<text:line-break/><text:line-break/> <text:s text:c="3"/><text:span text:style-name="T3">def </text:span><text:span text:style-name="T22">decrypt</text:span>(<text:span text:style-name="T24">self</text:span><text:span text:style-name="T3">, </text:span>encrypted_message):<text:line-break/> <text:s text:c="7"/>decrypter = PKCS1_OAEP.new(<text:span text:style-name="T24">self</text:span>._private_key)<text:line-break/><text:soft-page-break/> <text:s text:c="7"/>decrypted = decrypter.decrypt(encrypted_message)<text:line-break/> <text:s text:c="7"/><text:span text:style-name="T3">return </text:span>decrypted<text:line-break/><text:line-break/><text:line-break/><text:span text:style-name="T3">class </text:span>MyVigenere(MySymmetric):<text:line-break/> <text:s text:c="3"/><text:span text:style-name="T3">def </text:span><text:span text:style-name="T26">__init__</text:span>(<text:span text:style-name="T24">self</text:span><text:span text:style-name="T3">, </text:span>private_key=<text:span text:style-name="T3">None</text:span>):<text:line-break/> <text:s text:c="7"/><text:span text:style-name="T3">if </text:span>(private_key <text:span text:style-name="T3">is None</text:span>):<text:line-break/> <text:s text:c="11"/>private_key = <text:span text:style-name="T24">self</text:span>.generate_key()<text:line-break/><text:line-break/> <text:s text:c="7"/><text:span text:style-name="T28">super</text:span>().<text:span text:style-name="T26">__init__</text:span>(private_key)<text:line-break/><text:line-break/> <text:s text:c="3"/><text:span text:style-name="T21">@staticmethod</text:span><text:line-break/><text:span text:style-name="T21"> <text:s text:c="3"/></text:span><text:span text:style-name="T3">def </text:span><text:span text:style-name="T22">generate_key</text:span>(length=<text:span text:style-name="T8">10</text:span>):<text:line-break/> <text:s text:c="7"/>private_key = <text:span text:style-name="T11">""</text:span>.join([<text:span text:style-name="T28">chr</text:span>(randrange(<text:span text:style-name="T8">26</text:span>) + <text:span text:style-name="T8">65</text:span>) <text:span text:style-name="T3">for </text:span><text:span text:style-name="T33">i </text:span><text:span text:style-name="T3">in </text:span><text:span text:style-name="T28">range</text:span>(length)])<text:line-break/> <text:s text:c="7"/><text:span text:style-name="T3">return </text:span>private_key<text:line-break/><text:line-break/> <text:s text:c="3"/><text:span text:style-name="T3">def </text:span><text:span text:style-name="T22">_v_cypher</text:span>(<text:span text:style-name="T24">self</text:span><text:span text:style-name="T3">, </text:span>text<text:span text:style-name="T3">, </text:span>enc):<text:line-break/> <text:s text:c="7"/>key = <text:span text:style-name="T24">self</text:span>._private_key<text:line-break/> <text:s text:c="7"/><text:span text:style-name="T3">if </text:span><text:span text:style-name="T28">isinstance</text:span>(text<text:span text:style-name="T3">, </text:span><text:span text:style-name="T28">bytes</text:span>):<text:line-break/> <text:s text:c="11"/>text = text.decode(<text:span text:style-name="T11">"utf-8"</text:span>)<text:line-break/> <text:s text:c="7"/>text = text.upper()<text:line-break/> <text:s text:c="7"/>key_length = <text:span text:style-name="T28">len</text:span>(key)<text:line-break/> <text:s text:c="7"/>key_as_int = [<text:span text:style-name="T28">ord</text:span>(i) <text:span text:style-name="T3">for </text:span>i <text:span text:style-name="T3">in </text:span>key]<text:line-break/> <text:s text:c="7"/>text_as_int = [<text:span text:style-name="T28">ord</text:span>(i) <text:span text:style-name="T3">for </text:span>i <text:span text:style-name="T3">in </text:span>text]<text:line-break/> <text:s text:c="7"/><text:span text:style-name="T3">if </text:span>enc:<text:line-break/> <text:s text:c="11"/>ciphertext = <text:span text:style-name="T11">''</text:span><text:line-break/><text:span text:style-name="T11"> <text:s text:c="11"/></text:span><text:span text:style-name="T3">for </text:span>i <text:span text:style-name="T3">in </text:span><text:span text:style-name="T28">range</text:span>(<text:span text:style-name="T28">len</text:span>(text_as_int)):<text:line-break/> <text:s text:c="15"/>value = (text_as_int[i] + key_as_int[i % key_length]) % <text:span text:style-name="T8">26</text:span><text:line-break/><text:span text:style-name="T8"> <text:s text:c="15"/></text:span>ciphertext += <text:span text:style-name="T28">chr</text:span>(value + <text:span text:style-name="T8">65</text:span>)<text:line-break/> <text:s text:c="11"/><text:span text:style-name="T3">return </text:span>ciphertext<text:line-break/> <text:s text:c="7"/><text:span text:style-name="T3">else</text:span>:<text:line-break/> <text:s text:c="11"/>plaintext = <text:span text:style-name="T11">''</text:span><text:line-break/><text:span text:style-name="T11"> <text:s text:c="11"/></text:span><text:span text:style-name="T3">for </text:span>i <text:span text:style-name="T3">in </text:span><text:span text:style-name="T28">range</text:span>(<text:span text:style-name="T28">len</text:span>(text_as_int)):<text:line-break/> <text:s text:c="15"/>value = (text_as_int[i] - key_as_int[i % key_length]) % <text:span text:style-name="T8">26</text:span><text:line-break/><text:span text:style-name="T8"> <text:s text:c="15"/></text:span>plaintext += <text:span text:style-name="T28">chr</text:span>(value + <text:span text:style-name="T8">65</text:span>)<text:line-break/> <text:s text:c="11"/><text:span text:style-name="T3">return </text:span>plaintext<text:line-break/><text:line-break/> <text:s text:c="3"/><text:span text:style-name="T3">def </text:span><text:span text:style-name="T22">encrypt</text:span>(<text:span text:style-name="T24">self</text:span><text:span text:style-name="T3">, </text:span>plaintext):<text:line-break/> <text:s text:c="7"/><text:span text:style-name="T3">return </text:span><text:span text:style-name="T24">self</text:span>._v_cypher(plaintext<text:span text:style-name="T3">, True</text:span>)<text:line-break/><text:line-break/> <text:s text:c="3"/><text:span text:style-name="T3">def </text:span><text:span text:style-name="T22">decrypt</text:span>(<text:span text:style-name="T24">self</text:span><text:span text:style-name="T3">, </text:span>ciphertext):<text:line-break/> <text:s text:c="7"/><text:span text:style-name="T3">return </text:span><text:span text:style-name="T24">self</text:span>._v_cypher(ciphertext<text:span text:style-name="T3">, False</text:span>)<text:line-break/><text:line-break/><text:line-break/><text:span text:style-name="T3">if </text:span>__name__ == <text:span text:style-name="T11">'__main__'</text:span>:<text:line-break/> <text:s text:c="3"/>my_rsa = MyAES()<text:line-break/> <text:s text:c="3"/>enc_m = my_rsa.encrypt(<text:span text:style-name="T35">b"someMyAEStext"</text:span>)<text:line-break/> <text:s text:c="3"/>dec_m = my_rsa.decrypt(enc_m)<text:line-break/> <text:s text:c="3"/><text:span text:style-name="T28">print</text:span>(dec_m)<text:line-break/><text:line-break/> <text:s text:c="3"/>my_rsa = MyRSA()<text:line-break/> <text:s text:c="3"/>enc_m = my_rsa.encrypt(<text:span text:style-name="T35">b"someMyRSAtext"</text:span>)<text:line-break/> <text:s text:c="3"/>dec_m = my_rsa.decrypt(enc_m)<text:line-break/> <text:s text:c="3"/><text:span text:style-name="T28">print</text:span>(dec_m)<text:line-break/><text:line-break/> <text:s text:c="3"/>my_vig = MyVigenere()<text:line-break/> <text:s text:c="3"/>enc_m = my_vig.encrypt(<text:span text:style-name="T11">"someVigenetext"</text:span>)<text:line-break/> <text:s text:c="3"/>dec_m = my_vig.decrypt(enc_m)<text:line-break/> <text:s text:c="3"/><text:span text:style-name="T28">print</text:span>(dec_m)<text:line-break/></text:p>
      <text:p text:style-name="P17"><text:span text:style-name="T3">import </text:span>abc<text:line-break/><text:span text:style-name="T3">from </text:span>abc <text:span text:style-name="T3">import </text:span>ABCMeta<text:line-break/><text:soft-page-break/><text:line-break/><text:span text:style-name="T3">from </text:span>random <text:span text:style-name="T3">import </text:span>randrange<text:line-break/><text:line-break/><text:span text:style-name="T3">import </text:span>Crypto<text:line-break/><text:span text:style-name="T3">from </text:span>Crypto <text:span text:style-name="T3">import </text:span>Random<text:line-break/><text:span text:style-name="T3">from </text:span>Crypto.Random <text:span text:style-name="T3">import </text:span>get_random_bytes<text:line-break/><text:line-break/><text:span text:style-name="T3">from </text:span>Crypto.Cipher <text:span text:style-name="T3">import </text:span>AES<text:line-break/><text:span text:style-name="T3">from </text:span>Crypto.PublicKey <text:span text:style-name="T3">import </text:span>RSA<text:line-break/><text:span text:style-name="T3">from </text:span>Crypto.Cipher <text:span text:style-name="T3">import </text:span>PKCS1_OAEP<text:line-break/><text:line-break/><text:line-break/><text:span text:style-name="T3">class </text:span>MyCipher(<text:span text:style-name="T20">metaclass</text:span>=abc.ABCMeta):<text:line-break/><text:line-break/> <text:s text:c="3"/><text:span text:style-name="T21">@abc.abstractmethod</text:span><text:line-break/><text:span text:style-name="T21"> <text:s text:c="3"/></text:span><text:span text:style-name="T3">def </text:span><text:span text:style-name="T22">encrypt</text:span>(<text:span text:style-name="T24">self</text:span><text:span text:style-name="T3">, </text:span>clear_message):<text:line-break/> <text:s text:c="7"/><text:span text:style-name="T3">pass</text:span><text:line-break/><text:line-break/><text:span text:style-name="T3"> <text:s text:c="3"/></text:span><text:span text:style-name="T21">@abc.abstractmethod</text:span><text:line-break/><text:span text:style-name="T21"> <text:s text:c="3"/></text:span><text:span text:style-name="T3">def </text:span><text:span text:style-name="T22">decrypt</text:span>(<text:span text:style-name="T24">self</text:span><text:span text:style-name="T3">, </text:span>encrypted_message):<text:line-break/> <text:s text:c="7"/><text:span text:style-name="T3">pass</text:span><text:line-break/><text:line-break/><text:line-break/><text:span text:style-name="T3">class </text:span>MySymmetric(MyCipher<text:span text:style-name="T3">, </text:span><text:span text:style-name="T20">metaclass</text:span>=ABCMeta):<text:line-break/><text:line-break/> <text:s text:c="3"/><text:span text:style-name="T3">def </text:span><text:span text:style-name="T26">__init__</text:span>(<text:span text:style-name="T24">self</text:span><text:span text:style-name="T3">, </text:span>private_key):<text:line-break/> <text:s text:c="7"/><text:span text:style-name="T24">self</text:span>._private_key = private_key<text:line-break/><text:line-break/><text:line-break/><text:span text:style-name="T3">class </text:span>MyAsymmetric(MyCipher<text:span text:style-name="T3">, </text:span><text:span text:style-name="T20">metaclass</text:span>=ABCMeta):<text:line-break/><text:line-break/> <text:s text:c="3"/><text:span text:style-name="T3">def </text:span><text:span text:style-name="T26">__init__</text:span>(<text:span text:style-name="T24">self</text:span><text:span text:style-name="T3">, </text:span>private_key<text:span text:style-name="T3">, </text:span>public_key):<text:line-break/> <text:s text:c="7"/><text:span text:style-name="T24">self</text:span>._public_key = public_key<text:line-break/> <text:s text:c="7"/><text:span text:style-name="T24">self</text:span>._private_key = private_key<text:line-break/><text:line-break/><text:line-break/><text:span text:style-name="T3">class </text:span>MyAES(MySymmetric):<text:line-break/><text:line-break/> <text:s text:c="3"/><text:span text:style-name="T3">def </text:span><text:span text:style-name="T26">__init__</text:span>(<text:span text:style-name="T24">self</text:span><text:span text:style-name="T3">, </text:span>private_key=<text:span text:style-name="T3">None</text:span>):<text:line-break/> <text:s text:c="7"/><text:span text:style-name="T3">if </text:span>(private_key <text:span text:style-name="T3">is None</text:span>):<text:line-break/> <text:s text:c="11"/>private_key = <text:span text:style-name="T24">self</text:span>.generate_key()<text:line-break/><text:line-break/> <text:s text:c="7"/><text:span text:style-name="T28">super</text:span>().<text:span text:style-name="T26">__init__</text:span>(private_key)<text:line-break/><text:line-break/> <text:s text:c="3"/><text:span text:style-name="T21">@staticmethod</text:span><text:line-break/><text:span text:style-name="T21"> <text:s text:c="3"/></text:span><text:span text:style-name="T3">def </text:span><text:span text:style-name="T22">generate_key</text:span>(length=<text:span text:style-name="T8">16</text:span>):<text:line-break/> <text:s text:c="7"/>key = get_random_bytes(length)<text:line-break/> <text:s text:c="7"/><text:span text:style-name="T30"># key = b'Sixteen byte key'</text:span><text:line-break/><text:span text:style-name="T30"> <text:s text:c="7"/></text:span><text:span text:style-name="T3">return </text:span>key<text:line-break/><text:line-break/> <text:s text:c="3"/><text:span text:style-name="T3">def </text:span><text:span text:style-name="T22">encrypt</text:span>(<text:span text:style-name="T24">self</text:span><text:span text:style-name="T3">, </text:span>clear_message):<text:line-break/> <text:s text:c="7"/>cipher = AES.new(<text:span text:style-name="T24">self</text:span>._private_key<text:span text:style-name="T3">, </text:span>AES.MODE_EAX)<text:line-break/> <text:s text:c="7"/>nonce = cipher.nonce<text:line-break/> <text:s text:c="7"/>ciphertext<text:span text:style-name="T3">, </text:span>tag = cipher.encrypt_and_digest(clear_message)<text:line-break/> <text:s text:c="7"/><text:span text:style-name="T3">return </text:span>(nonce<text:span text:style-name="T3">, </text:span>ciphertext<text:span text:style-name="T3">, </text:span>tag)<text:line-break/><text:line-break/> <text:s text:c="3"/><text:span text:style-name="T3">def </text:span><text:span text:style-name="T22">decrypt</text:span>(<text:span text:style-name="T24">self</text:span><text:span text:style-name="T3">, </text:span>encrypted_message):<text:line-break/> <text:s text:c="7"/><text:span text:style-name="T31">"""</text:span><text:line-break/><text:line-break/><text:span text:style-name="T31"> <text:s text:c="7"/></text:span><text:span text:style-name="T32">:type</text:span><text:span text:style-name="T31"> encrypted_message: tuple (nonce,ciphertext,tag)</text:span><text:line-break/><text:span text:style-name="T31"> <text:s text:c="7"/>"""</text:span><text:line-break/><text:span text:style-name="T31"> <text:s text:c="7"/></text:span>nonce<text:span text:style-name="T3">, </text:span>ciphertext<text:span text:style-name="T3">, </text:span>tag = encrypted_message<text:line-break/><text:soft-page-break/><text:line-break/> <text:s text:c="7"/><text:span text:style-name="T33">key </text:span>= <text:span text:style-name="T35">b'Sixteen byte key'</text:span><text:line-break/><text:span text:style-name="T35"> <text:s text:c="7"/></text:span>cipher = AES.new(<text:span text:style-name="T24">self</text:span>._private_key<text:span text:style-name="T3">, </text:span>AES.MODE_EAX<text:span text:style-name="T3">, </text:span><text:span text:style-name="T20">nonce</text:span>=nonce)<text:line-break/> <text:s text:c="7"/>plaintext = cipher.decrypt(ciphertext)<text:line-break/> <text:s text:c="7"/><text:span text:style-name="T3">try</text:span>:<text:line-break/> <text:s text:c="11"/>cipher.verify(tag)<text:line-break/> <text:s text:c="11"/><text:span text:style-name="T3">return </text:span>plaintext<text:line-break/> <text:s text:c="7"/><text:span text:style-name="T3">except </text:span><text:span text:style-name="T28">ValueError</text:span>:<text:line-break/> <text:s text:c="11"/><text:span text:style-name="T28">print</text:span>(<text:span text:style-name="T11">"Key incorrect or message corrupted"</text:span>)<text:line-break/><text:line-break/><text:line-break/><text:span text:style-name="T3">class </text:span>MyRSA(MyAsymmetric):<text:line-break/><text:line-break/> <text:s text:c="3"/><text:span text:style-name="T3">def </text:span><text:span text:style-name="T26">__init__</text:span>(<text:span text:style-name="T24">self</text:span><text:span text:style-name="T3">, </text:span>private_key=<text:span text:style-name="T3">None, </text:span>public_key=<text:span text:style-name="T3">None</text:span>):<text:line-break/> <text:s text:c="7"/><text:span text:style-name="T3">if </text:span>(private_key <text:span text:style-name="T3">is None</text:span>):<text:line-break/> <text:s text:c="11"/>private_key = <text:span text:style-name="T24">self</text:span>.generate_key()<text:line-break/> <text:s text:c="7"/><text:span text:style-name="T3">if </text:span>(public_key <text:span text:style-name="T3">is None</text:span>):<text:line-break/> <text:s text:c="11"/>public_key = private_key.publickey()<text:line-break/><text:line-break/> <text:s text:c="7"/><text:span text:style-name="T28">super</text:span>().<text:span text:style-name="T26">__init__</text:span>(private_key<text:span text:style-name="T3">, </text:span>public_key)<text:line-break/><text:line-break/> <text:s text:c="3"/><text:span text:style-name="T21">@staticmethod</text:span><text:line-break/><text:span text:style-name="T21"> <text:s text:c="3"/></text:span><text:span text:style-name="T3">def </text:span><text:span text:style-name="T22">generate_key</text:span>(length=<text:span text:style-name="T8">4096</text:span>):<text:line-break/> <text:s text:c="7"/>private_key = RSA.generate(length)<text:line-break/> <text:s text:c="7"/><text:span text:style-name="T33">public_key </text:span>= private_key.publickey()<text:line-break/> <text:s text:c="7"/><text:span text:style-name="T3">return </text:span>private_key<text:line-break/><text:line-break/> <text:s text:c="3"/><text:span text:style-name="T3">def </text:span><text:span text:style-name="T22">encrypt</text:span>(<text:span text:style-name="T24">self</text:span><text:span text:style-name="T3">, </text:span>clear_message):<text:line-break/> <text:s text:c="7"/>encryptor = PKCS1_OAEP.new(<text:span text:style-name="T24">self</text:span>._public_key)<text:line-break/> <text:s text:c="7"/>encrypted = encryptor.encrypt(clear_message)<text:line-break/> <text:s text:c="7"/><text:span text:style-name="T3">return </text:span>encrypted<text:line-break/><text:line-break/> <text:s text:c="3"/><text:span text:style-name="T3">def </text:span><text:span text:style-name="T22">decrypt</text:span>(<text:span text:style-name="T24">self</text:span><text:span text:style-name="T3">, </text:span>encrypted_message):<text:line-break/> <text:s text:c="7"/>decrypter = PKCS1_OAEP.new(<text:span text:style-name="T24">self</text:span>._private_key)<text:line-break/> <text:s text:c="7"/>decrypted = decrypter.decrypt(encrypted_message)<text:line-break/> <text:s text:c="7"/><text:span text:style-name="T3">return </text:span>decrypted<text:line-break/><text:line-break/><text:line-break/><text:span text:style-name="T3">class </text:span>MyVigenere(MySymmetric):<text:line-break/> <text:s text:c="3"/><text:span text:style-name="T3">def </text:span><text:span text:style-name="T26">__init__</text:span>(<text:span text:style-name="T24">self</text:span><text:span text:style-name="T3">, </text:span>private_key=<text:span text:style-name="T3">None</text:span>):<text:line-break/> <text:s text:c="7"/><text:span text:style-name="T3">if </text:span>(private_key <text:span text:style-name="T3">is None</text:span>):<text:line-break/> <text:s text:c="11"/>private_key = <text:span text:style-name="T24">self</text:span>.generate_key()<text:line-break/><text:line-break/> <text:s text:c="7"/><text:span text:style-name="T28">super</text:span>().<text:span text:style-name="T26">__init__</text:span>(private_key)<text:line-break/><text:line-break/> <text:s text:c="3"/><text:span text:style-name="T21">@staticmethod</text:span><text:line-break/><text:span text:style-name="T21"> <text:s text:c="3"/></text:span><text:span text:style-name="T3">def </text:span><text:span text:style-name="T22">generate_key</text:span>(length=<text:span text:style-name="T8">10</text:span>):<text:line-break/> <text:s text:c="7"/>private_key = <text:span text:style-name="T11">""</text:span>.join([<text:span text:style-name="T28">chr</text:span>(randrange(<text:span text:style-name="T8">26</text:span>) + <text:span text:style-name="T8">65</text:span>) <text:span text:style-name="T3">for </text:span><text:span text:style-name="T33">i </text:span><text:span text:style-name="T3">in </text:span><text:span text:style-name="T28">range</text:span>(length)])<text:line-break/> <text:s text:c="7"/><text:span text:style-name="T3">return </text:span>private_key<text:line-break/><text:line-break/> <text:s text:c="3"/><text:span text:style-name="T3">def </text:span><text:span text:style-name="T22">_v_cypher</text:span>(<text:span text:style-name="T24">self</text:span><text:span text:style-name="T3">, </text:span>text<text:span text:style-name="T3">, </text:span>enc):<text:line-break/> <text:s text:c="7"/>key = <text:span text:style-name="T24">self</text:span>._private_key<text:line-break/> <text:s text:c="7"/><text:span text:style-name="T3">if </text:span><text:span text:style-name="T28">isinstance</text:span>(text<text:span text:style-name="T3">, </text:span><text:span text:style-name="T28">bytes</text:span>):<text:line-break/> <text:s text:c="11"/>text = text.decode(<text:span text:style-name="T11">"utf-8"</text:span>)<text:line-break/> <text:s text:c="7"/>text = text.upper()<text:line-break/> <text:s text:c="7"/>key_length = <text:span text:style-name="T28">len</text:span>(key)<text:line-break/> <text:s text:c="7"/>key_as_int = [<text:span text:style-name="T28">ord</text:span>(i) <text:span text:style-name="T3">for </text:span>i <text:span text:style-name="T3">in </text:span>key]<text:line-break/> <text:s text:c="7"/>text_as_int = [<text:span text:style-name="T28">ord</text:span>(i) <text:span text:style-name="T3">for </text:span>i <text:span text:style-name="T3">in </text:span>text]<text:line-break/> <text:s text:c="7"/><text:span text:style-name="T3">if </text:span>enc:<text:line-break/> <text:s text:c="11"/>ciphertext = <text:span text:style-name="T11">''</text:span><text:line-break/><text:span text:style-name="T11"> <text:s text:c="11"/></text:span><text:span text:style-name="T3">for </text:span>i <text:span text:style-name="T3">in </text:span><text:span text:style-name="T28">range</text:span>(<text:span text:style-name="T28">len</text:span>(text_as_int)):<text:line-break/> <text:s text:c="15"/>value = (text_as_int[i] + key_as_int[i % key_length]) % <text:span text:style-name="T8">26</text:span><text:line-break/><text:soft-page-break/><text:span text:style-name="T8"> <text:s text:c="15"/></text:span>ciphertext += <text:span text:style-name="T28">chr</text:span>(value + <text:span text:style-name="T8">65</text:span>)<text:line-break/> <text:s text:c="11"/><text:span text:style-name="T3">return </text:span>ciphertext<text:line-break/> <text:s text:c="7"/><text:span text:style-name="T3">else</text:span>:<text:line-break/> <text:s text:c="11"/>plaintext = <text:span text:style-name="T11">''</text:span><text:line-break/><text:span text:style-name="T11"> <text:s text:c="11"/></text:span><text:span text:style-name="T3">for </text:span>i <text:span text:style-name="T3">in </text:span><text:span text:style-name="T28">range</text:span>(<text:span text:style-name="T28">len</text:span>(text_as_int)):<text:line-break/> <text:s text:c="15"/>value = (text_as_int[i] - key_as_int[i % key_length]) % <text:span text:style-name="T8">26</text:span><text:line-break/><text:span text:style-name="T8"> <text:s text:c="15"/></text:span>plaintext += <text:span text:style-name="T28">chr</text:span>(value + <text:span text:style-name="T8">65</text:span>)<text:line-break/> <text:s text:c="11"/><text:span text:style-name="T3">return </text:span>plaintext<text:line-break/><text:line-break/> <text:s text:c="3"/><text:span text:style-name="T3">def </text:span><text:span text:style-name="T22">encrypt</text:span>(<text:span text:style-name="T24">self</text:span><text:span text:style-name="T3">, </text:span>plaintext):<text:line-break/> <text:s text:c="7"/><text:span text:style-name="T3">return </text:span><text:span text:style-name="T24">self</text:span>._v_cypher(plaintext<text:span text:style-name="T3">, True</text:span>)<text:line-break/><text:line-break/> <text:s text:c="3"/><text:span text:style-name="T3">def </text:span><text:span text:style-name="T22">decrypt</text:span>(<text:span text:style-name="T24">self</text:span><text:span text:style-name="T3">, </text:span>ciphertext):<text:line-break/> <text:s text:c="7"/><text:span text:style-name="T3">return </text:span><text:span text:style-name="T24">self</text:span>._v_cypher(ciphertext<text:span text:style-name="T3">, False</text:span>)<text:line-break/><text:line-break/><text:line-break/><text:span text:style-name="T3">if </text:span>__name__ == <text:span text:style-name="T11">'__main__'</text:span>:<text:line-break/> <text:s text:c="3"/>my_rsa = MyAES()<text:line-break/> <text:s text:c="3"/>enc_m = my_rsa.encrypt(<text:span text:style-name="T35">b"someMyAEStext"</text:span>)<text:line-break/> <text:s text:c="3"/>dec_m = my_rsa.decrypt(enc_m)<text:line-break/> <text:s text:c="3"/><text:span text:style-name="T28">print</text:span>(dec_m)<text:line-break/><text:line-break/> <text:s text:c="3"/>my_rsa = MyRSA()<text:line-break/> <text:s text:c="3"/>enc_m = my_rsa.encrypt(<text:span text:style-name="T35">b"someMyRSAtext"</text:span>)<text:line-break/> <text:s text:c="3"/>dec_m = my_rsa.decrypt(enc_m)<text:line-break/> <text:s text:c="3"/><text:span text:style-name="T28">print</text:span>(dec_m)<text:line-break/><text:line-break/> <text:s text:c="3"/>my_vig = MyVigenere()<text:line-break/> <text:s text:c="3"/>enc_m = my_vig.encrypt(<text:span text:style-name="T11">"someVigenetext"</text:span>)<text:line-break/> <text:s text:c="3"/>dec_m = my_vig.decrypt(enc_m)<text:line-break/> <text:s text:c="3"/><text:span text:style-name="T28">print</text:span>(dec_m)<text:line-break/></text:p>
      <text:p text:style-name="P16"/>
      <text:p text:style-name="P16"/>
      <text:p text:style-name="P16"/>
      <text:p text:style-name="P16"/>
      <text:p text:style-name="P11"><text:span text:style-name="T1">from </text:span><text:span text:style-name="T4">collections.abc </text:span><text:span text:style-name="T1">import </text:span><text:span text:style-name="T4">Collection</text:span><text:line-break/><text:span text:style-name="T1">from </text:span><text:span text:style-name="T4">main </text:span><text:span text:style-name="T1">import </text:span><text:span text:style-name="T4">MyCipher</text:span><text:line-break/><text:line-break/><text:line-break/><text:span text:style-name="T1">class </text:span><text:span text:style-name="T4">MyCipherColl(Collection):</text:span><text:line-break/><text:line-break/><text:span text:style-name="T4"> <text:s text:c="3"/></text:span><text:span text:style-name="T1">def </text:span><text:span text:style-name="T25">__init__</text:span><text:span text:style-name="T4">(</text:span><text:span text:style-name="T23">self</text:span><text:span text:style-name="T1">, </text:span><text:span text:style-name="T4">cypher_list):</text:span><text:line-break/><text:span text:style-name="T4"> <text:s text:c="7"/></text:span><text:span text:style-name="T1">for </text:span><text:span text:style-name="T4">item </text:span><text:span text:style-name="T1">in </text:span><text:span text:style-name="T4">cypher_list:</text:span><text:line-break/><text:span text:style-name="T4"> <text:s text:c="11"/></text:span><text:span text:style-name="T1">if not </text:span><text:span text:style-name="T27">isinstance</text:span><text:span text:style-name="T4">(item</text:span><text:span text:style-name="T1">, </text:span><text:span text:style-name="T4">MyCipher):</text:span><text:line-break/><text:span text:style-name="T4"> <text:s text:c="15"/></text:span><text:span text:style-name="T1">raise </text:span><text:span text:style-name="T27">TypeError</text:span><text:span text:style-name="T4">(</text:span><text:span text:style-name="T9">"all objects in collection must be of type MyCipher"</text:span><text:span text:style-name="T4">)</text:span><text:line-break/><text:span text:style-name="T4"> <text:s text:c="7"/></text:span><text:span text:style-name="T23">self</text:span><text:span text:style-name="T4">._list = </text:span><text:span text:style-name="T27">list</text:span><text:span text:style-name="T4">(cypher_list)</text:span><text:line-break/><text:span text:style-name="T4"> <text:s text:c="7"/></text:span><text:span text:style-name="T23">self</text:span><text:span text:style-name="T4">.__index = </text:span><text:span text:style-name="T6">0</text:span><text:line-break/><text:line-break/><text:span text:style-name="T6"> <text:s text:c="3"/></text:span><text:span text:style-name="T1">def </text:span><text:span text:style-name="T25">__contains__</text:span><text:span text:style-name="T4">(</text:span><text:span text:style-name="T23">self</text:span><text:span text:style-name="T1">, </text:span><text:span text:style-name="T4">item):</text:span><text:line-break/><text:span text:style-name="T4"> <text:s text:c="7"/></text:span><text:span text:style-name="T1">return </text:span><text:span text:style-name="T4">(item </text:span><text:span text:style-name="T1">in </text:span><text:span text:style-name="T23">self</text:span><text:span text:style-name="T4">._list)</text:span><text:line-break/><text:line-break/><text:span text:style-name="T4"> <text:s text:c="3"/></text:span><text:span text:style-name="T1">def </text:span><text:span text:style-name="T25">__iter__</text:span><text:span text:style-name="T4">(</text:span><text:span text:style-name="T23">self</text:span><text:span text:style-name="T4">):</text:span><text:line-break/><text:span text:style-name="T4"> <text:s text:c="8"/></text:span><text:span text:style-name="T29"># self.__index = 0</text:span><text:line-break/><text:span text:style-name="T29"> <text:s text:c="7"/></text:span><text:span text:style-name="T1">return </text:span><text:span text:style-name="T23">self</text:span><text:span text:style-name="T4">._list.</text:span><text:span text:style-name="T25">__iter__</text:span><text:span text:style-name="T4">()</text:span><text:line-break/><text:line-break/><text:span text:style-name="T4"> <text:s text:c="3"/></text:span><text:span text:style-name="T29"># def __next__(self):</text:span><text:line-break/><text:span text:style-name="T29"> <text:s text:c="3"/># <text:s text:c="4"/>if self.__index == len(self._list):</text:span><text:line-break/><text:span text:style-name="T29"> <text:s text:c="3"/># <text:s text:c="8"/>raise StopIteration</text:span><text:line-break/><text:span text:style-name="T29"> <text:s text:c="3"/># <text:s text:c="4"/>x = self._list[self.__index]</text:span><text:line-break/><text:span text:style-name="T29"> <text:s text:c="3"/># <text:s text:c="4"/>self.__index += 1</text:span><text:line-break/><text:soft-page-break/><text:span text:style-name="T29"> <text:s text:c="3"/># <text:s text:c="4"/>return x</text:span><text:line-break/><text:line-break/><text:span text:style-name="T29"> <text:s text:c="3"/></text:span><text:span text:style-name="T1">def </text:span><text:span text:style-name="T25">__len__</text:span><text:span text:style-name="T4">(</text:span><text:span text:style-name="T23">self</text:span><text:span text:style-name="T4">):</text:span><text:line-break/><text:span text:style-name="T4"> <text:s text:c="7"/></text:span><text:span text:style-name="T1">return </text:span><text:span text:style-name="T27">len</text:span><text:span text:style-name="T4">(</text:span><text:span text:style-name="T23">self</text:span><text:span text:style-name="T4">._list)</text:span><text:line-break/><text:line-break/><text:span text:style-name="T1">if </text:span><text:span text:style-name="T4">__name__ == </text:span><text:span text:style-name="T9">'__main__'</text:span><text:span text:style-name="T4">:</text:span><text:line-break/><text:span text:style-name="T4"> <text:s text:c="3"/></text:span><text:span text:style-name="T1">import </text:span><text:span text:style-name="T4">main</text:span><text:line-break/><text:span text:style-name="T4"> <text:s text:c="3"/>c= MyCipherColl([main.MyAES()</text:span><text:span text:style-name="T1">,</text:span><text:span text:style-name="T4">main.MyRSA()</text:span><text:span text:style-name="T1">,</text:span><text:span text:style-name="T4">main.MyVigenere()</text:span><text:span text:style-name="T1">,</text:span><text:span text:style-name="T4">main.MyVigenere()])</text:span><text:line-break/><text:span text:style-name="T4"> <text:s text:c="3"/></text:span><text:span text:style-name="T1">for </text:span><text:span text:style-name="T4">i </text:span><text:span text:style-name="T1">in </text:span><text:span text:style-name="T4">c:</text:span><text:line-break/><text:span text:style-name="T4"> <text:s text:c="7"/>enc=i.encrypt(</text:span><text:span text:style-name="T34">b"Mytext"</text:span><text:span text:style-name="T4">)</text:span><text:line-break/><text:span text:style-name="T4"> <text:s text:c="7"/>dec=i.decrypt(enc)</text:span><text:line-break/><text:span text:style-name="T4"> <text:s text:c="7"/></text:span><text:span text:style-name="T27">print</text:span><text:span text:style-name="T4">(enc)</text:span><text:line-break/><text:span text:style-name="T4"> <text:s text:c="7"/></text:span><text:span text:style-name="T27">print</text:span><text:span text:style-name="T4">(dec)</text:span><text:line-break/><text:line-break/><text:span text:style-name="T4"> <text:s text:c="3"/></text:span><text:span text:style-name="T1">for </text:span><text:span text:style-name="T4">i </text:span><text:span text:style-name="T1">in </text:span><text:span text:style-name="T4">c:</text:span><text:line-break/><text:span text:style-name="T4"> <text:s text:c="7"/>enc = i.encrypt(</text:span><text:span text:style-name="T34">b"Mytext"</text:span><text:span text:style-name="T4">)</text:span><text:line-break/><text:span text:style-name="T4"> <text:s text:c="7"/>dec = i.decrypt(enc)</text:span><text:line-break/><text:span text:style-name="T4"> <text:s text:c="7"/></text:span><text:span text:style-name="T27">print</text:span><text:span text:style-name="T4">(enc)</text:span><text:line-break/><text:span text:style-name="T4"> <text:s text:c="7"/></text:span><text:span text:style-name="T27">print</text:span><text:span text:style-name="T4">(dec)</text:span><text:line-break/><text:line-break/></text:p>
      <text:p text:style-name="P2"/>
      <text:p text:style-name="P6"/>
      <text:p text:style-name="P14"><text:span text:style-name="T14">Висновок</text:span><text:span text:style-name="T15">: </text:span><text:span text:style-name="T17">я </text:span><text:span text:style-name="T15">ознайомитися з ознайомитися з поняттям абстрактного класу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000000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solid" draw:fill-color="#000000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000000" draw:opacity="10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1T05:18:01.005080001</meta:creation-date>
    <dc:date>2021-04-06T13:50:59.174657895</dc:date>
    <meta:editing-duration>PT2H59M5S</meta:editing-duration>
    <meta:editing-cycles>13</meta:editing-cycles>
    <meta:generator>LibreOffice/7.0.5.2$Linux_X86_64 LibreOffice_project/00$Build-2</meta:generator>
    <meta:document-statistic meta:table-count="0" meta:image-count="0" meta:object-count="0" meta:page-count="7" meta:paragraph-count="13" meta:word-count="912" meta:character-count="10620" meta:non-whitespace-character-count="7878"/>
  </office:meta>
</office:document-meta>
</file>